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702cm" fo:margin-left="0cm" fo:margin-right="0cm" fo:margin-top="0.101cm" fo:margin-bottom="0.499cm" table:align="margins" fo:keep-with-next="auto" style:may-break-between-rows="false"/>
    </style:style>
    <style:style style:name="Table1.A" style:family="table-column">
      <style:table-column-properties style:column-width="4.36cm" style:rel-column-width="17107*"/>
    </style:style>
    <style:style style:name="Table1.B" style:family="table-column">
      <style:table-column-properties style:column-width="12.342cm" style:rel-column-width="48428*"/>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1.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5" style:family="table">
      <style:table-properties style:width="16.713cm" fo:margin-left="0cm" fo:margin-right="-0.011cm" fo:margin-top="0.3cm" fo:margin-bottom="0.7cm" table:align="margins" style:may-break-between-rows="true"/>
    </style:style>
    <style:style style:name="Table5.A" style:family="table-column">
      <style:table-column-properties style:column-width="4.426cm" style:rel-column-width="17355*"/>
    </style:style>
    <style:style style:name="Table5.B" style:family="table-column">
      <style:table-column-properties style:column-width="6.085cm" style:rel-column-width="23865*"/>
    </style:style>
    <style:style style:name="Table5.C" style:family="table-column">
      <style:table-column-properties style:column-width="6.2cm" style:rel-column-width="2431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0da4e"/>
    </style:style>
    <style:style style:name="P4" style:family="paragraph" style:parent-style-name="Definition_20_Term">
      <style:text-properties officeooo:paragraph-rsid="009e6006"/>
    </style:style>
    <style:style style:name="P5" style:family="paragraph" style:parent-style-name="Text_20_body_20_indent">
      <style:text-properties officeooo:paragraph-rsid="0090da4e"/>
    </style:style>
    <style:style style:name="P6" style:family="paragraph" style:parent-style-name="Text_20_body_20_indent">
      <style:text-properties officeooo:paragraph-rsid="009e6006"/>
    </style:style>
    <style:style style:name="P7" style:family="paragraph" style:parent-style-name="Text_20_Note">
      <style:text-properties officeooo:paragraph-rsid="0090da4e"/>
    </style:style>
    <style:style style:name="P8" style:family="paragraph" style:parent-style-name="Text_20_Note">
      <style:text-properties officeooo:paragraph-rsid="009e6006"/>
    </style:style>
    <style:style style:name="P9" style:family="paragraph" style:parent-style-name="Table_20_Heading">
      <style:text-properties officeooo:paragraph-rsid="0090da4e"/>
    </style:style>
    <style:style style:name="P10" style:family="paragraph" style:parent-style-name="Text_20_body" style:master-page-name="">
      <style:paragraph-properties fo:keep-together="always" fo:orphans="0" fo:widows="0" style:page-number="auto"/>
      <style:text-properties officeooo:paragraph-rsid="0090da4e"/>
    </style:style>
    <style:style style:name="P11" style:family="paragraph" style:parent-style-name="Text_20_body" style:master-page-name="">
      <style:paragraph-properties fo:keep-together="always" fo:orphans="0" fo:widows="0" style:page-number="auto"/>
      <style:text-properties officeooo:paragraph-rsid="009e6006"/>
    </style:style>
    <style:style style:name="P12" style:family="paragraph" style:parent-style-name="Text_20_body" style:master-page-name="">
      <style:paragraph-properties style:page-number="auto"/>
      <style:text-properties officeooo:paragraph-rsid="0090da4e"/>
    </style:style>
    <style:style style:name="P13" style:family="paragraph" style:parent-style-name="Guide_20_Name">
      <style:text-properties fo:language="en" fo:country="US"/>
    </style:style>
    <style:style style:name="P14" style:family="paragraph" style:parent-style-name="Text_20_body">
      <style:text-properties officeooo:paragraph-rsid="0066877d"/>
    </style:style>
    <style:style style:name="P15" style:family="paragraph" style:parent-style-name="Text_20_body">
      <style:text-properties officeooo:paragraph-rsid="0090da4e"/>
    </style:style>
    <style:style style:name="P16" style:family="paragraph" style:parent-style-name="Text_20_body">
      <style:text-properties officeooo:rsid="00ceb122" officeooo:paragraph-rsid="0090da4e"/>
    </style:style>
    <style:style style:name="P17" style:family="paragraph" style:parent-style-name="Text_20_body">
      <style:text-properties officeooo:rsid="00416c78" officeooo:paragraph-rsid="00a6d37b"/>
    </style:style>
    <style:style style:name="P18" style:family="paragraph" style:parent-style-name="Text_20_body">
      <style:text-properties officeooo:paragraph-rsid="00a6d37b"/>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90da4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text-properties fo:font-size="10pt" officeooo:paragraph-rsid="0090da4e" style:font-size-asian="10pt" style:font-size-complex="10pt"/>
    </style:style>
    <style:style style:name="P21" style:family="paragraph" style:parent-style-name="Table_20_Contents">
      <style:paragraph-properties fo:text-align="start" style:justify-single-word="false"/>
      <style:text-properties officeooo:paragraph-rsid="0090da4e"/>
    </style:style>
    <style:style style:name="P22" style:family="paragraph" style:parent-style-name="Table_20_Contents">
      <style:text-properties officeooo:paragraph-rsid="0090da4e"/>
    </style:style>
    <style:style style:name="P23" style:family="paragraph" style:parent-style-name="Table_20_Contents">
      <style:text-properties officeooo:rsid="008fda2b"/>
    </style:style>
    <style:style style:name="P24" style:family="paragraph" style:parent-style-name="Table_20_Contents">
      <style:text-properties officeooo:rsid="00945b6d" officeooo:paragraph-rsid="00945b6d"/>
    </style:style>
    <style:style style:name="P25" style:family="paragraph" style:parent-style-name="Table_20_Contents">
      <style:text-properties officeooo:rsid="009a84df" officeooo:paragraph-rsid="009a84df"/>
    </style:style>
    <style:style style:name="P26" style:family="paragraph" style:parent-style-name="Caption" style:master-page-name="">
      <style:paragraph-properties fo:margin-top="0.199cm" fo:margin-bottom="0cm" style:contextual-spacing="false" style:page-number="auto" fo:keep-with-next="always" style:writing-mode="page"/>
      <style:text-properties officeooo:paragraph-rsid="0090da4e"/>
    </style:style>
    <style:style style:name="P27" style:family="paragraph" style:parent-style-name="Title">
      <style:text-properties fo:color="#000000" loext:opacity="100%" style:font-name="Liberation Sans1" fo:font-size="32pt" fo:font-style="italic" fo:font-weight="normal" officeooo:rsid="008fda2b" officeooo:paragraph-rsid="008fda2b" style:font-name-asian="Noto Sans Mono CJK JP" style:font-size-asian="18pt" style:font-weight-asian="bold" style:font-name-complex="Noto Sans" style:font-size-complex="18pt" style:font-weight-complex="bold"/>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443ab7"/>
    </style:style>
    <style:style style:name="P32" style:family="paragraph" style:parent-style-name="Heading_20_1">
      <style:text-properties officeooo:paragraph-rsid="00a4b42c"/>
    </style:style>
    <style:style style:name="P33" style:family="paragraph" style:parent-style-name="Heading_20_1">
      <style:text-properties officeooo:paragraph-rsid="0090da4e"/>
    </style:style>
    <style:style style:name="P34" style:family="paragraph" style:parent-style-name="Heading_20_1">
      <style:text-properties officeooo:rsid="00c9700a" officeooo:paragraph-rsid="0090da4e"/>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style:style>
    <style:style style:name="P37" style:family="paragraph" style:parent-style-name="Heading_20_2">
      <style:text-properties officeooo:paragraph-rsid="0090da4e"/>
    </style:style>
    <style:style style:name="P38" style:family="paragraph" style:parent-style-name="Heading_20_Note">
      <style:text-properties officeooo:paragraph-rsid="009e6006"/>
    </style:style>
    <style:style style:name="P39" style:family="paragraph" style:parent-style-name="Heading_20_Tip">
      <style:text-properties officeooo:paragraph-rsid="0090da4e"/>
    </style:style>
    <style:style style:name="P40" style:family="paragraph" style:parent-style-name="Text_20_body" style:list-style-name="L1"/>
    <style:style style:name="P41" style:family="paragraph" style:parent-style-name="Text_20_body" style:list-style-name="L1">
      <style:text-properties officeooo:paragraph-rsid="00a03c4c"/>
    </style:style>
    <style:style style:name="P42" style:family="paragraph" style:parent-style-name="Text_20_body" style:list-style-name="L1">
      <style:text-properties officeooo:paragraph-rsid="0090da4e"/>
    </style:style>
    <style:style style:name="P43" style:family="paragraph" style:parent-style-name="Text_20_body" style:list-style-name="L1">
      <style:text-properties officeooo:rsid="0123ae48" officeooo:paragraph-rsid="0090da4e"/>
    </style:style>
    <style:style style:name="P44" style:family="paragraph" style:parent-style-name="Text_20_body" style:list-style-name="L1">
      <style:text-properties officeooo:rsid="0127216d" officeooo:paragraph-rsid="0090da4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p text:style-name="P13">
        <text:user-defined style:data-style-name="N0" text:name="Guide Name">Writer Guide</text:user-defined>
      </text:p>
      <text:p text:style-name="P27">Preface</text:p>
      <text:p text:style-name="Subtitle"/>
      <text:section text:style-name="Sect1" text:name="SECTION_TO_HIDE" text:condition="ooow:book eq 1" text:display="condition">
        <text:h text:style-name="P35"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
          <text:bookmark-start text:name="__RefHeading___Toc1847_1473846649"/>
          <text:span text:style-name="Strong_20_Emphasis">To this edition</text:span>
          <text:bookmark-end text:name="__RefHeading___Toc1847_1473846649"/>
        </text:p>
        <table:table table:name="Table2" table:style-name="Table2">
          <table:table-column table:style-name="Table2.A"/>
          <table:table-column table:style-name="Table2.B"/>
          <table:table-column table:style-name="Table2.C"/>
          <table:table-row table:style-name="TableLine372891616">
            <table:table-cell office:value-type="string">
              <text:p text:style-name="P23">Rafael Lima</text:p>
            </table:table-cell>
            <table:table-cell office:value-type="string">
              <text:p text:style-name="P24">Jean Hollis Weber</text:p>
            </table:table-cell>
            <table:table-cell office:value-type="string">
              <text:p text:style-name="P25">Kees Kriek</text:p>
            </table:table-cell>
          </table:table-row>
        </table:table>
        <text:p text:style-name="Text_20_body">
          <text:bookmark-start text:name="__RefHeading___Toc28529_3211575895"/>
          <text:span text:style-name="Strong_20_Emphasis">To previous editions</text:span>
          <text:bookmark-end text:name="__RefHeading___Toc28529_3211575895"/>
        </text:p>
        <table:table table:name="Table3" table:style-name="Table3">
          <table:table-column table:style-name="Table3.A" table:number-columns-repeated="3"/>
          <table:table-row table:style-name="TableLine353738032">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9233693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April <text:date style:data-style-name="N107" text:date-value="2021-04-10T13:56:16.132974936" text:fixed="true">2021</text:date>. Based on LibreOffice <text:user-defined style:data-style-name="N0" text:name="LibreOffice Version">7.1</text:user-defined><text:s/>Community.<text:line-break/>Other versions of LibreOffice may differ in appearance and functionality.</text:p>
        <text:p text:style-name="Text_20_body"/>
        <text:p text:style-name="Text_20_body"/>
        <text:table-of-content text:style-name="Sect1" text:protected="true"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index-title>
            <text:p text:style-name="P28">
              <text:a xlink:type="simple" xlink:href="#__RefHeading__5636_1566568644" text:style-name="Index_20_Link" text:visited-style-name="Index_20_Link">Copyright<text:tab/>2</text:a>
            </text:p>
            <text:p text:style-name="P29">
              <text:a xlink:type="simple" xlink:href="#__RefHeading__5638_1566568644" text:style-name="Index_20_Link" text:visited-style-name="Index_20_Link">Contributors<text:tab/>2</text:a>
            </text:p>
            <text:p text:style-name="P29">
              <text:a xlink:type="simple" xlink:href="#__RefHeading___Toc4648_402817234" text:style-name="Index_20_Link" text:visited-style-name="Index_20_Link">Feedback<text:tab/>2</text:a>
            </text:p>
            <text:p text:style-name="P29">
              <text:a xlink:type="simple" xlink:href="#__RefHeading__5644_1566568644" text:style-name="Index_20_Link" text:visited-style-name="Index_20_Link">Publication date and software version<text:tab/>2</text:a>
            </text:p>
            <text:p text:style-name="P28">
              <text:a xlink:type="simple" xlink:href="#__RefHeading___Toc1331_4256543436" text:style-name="Index_20_Link" text:visited-style-name="Index_20_Link">Who is this book for?<text:tab/>4</text:a>
            </text:p>
            <text:p text:style-name="P28">
              <text:a xlink:type="simple" xlink:href="#__RefHeading___Toc1771_4135320096" text:style-name="Index_20_Link" text:visited-style-name="Index_20_Link">What’s in this book?<text:tab/>4</text:a>
            </text:p>
            <text:p text:style-name="P28">
              <text:a xlink:type="simple" xlink:href="#__RefHeading___Toc1773_4135320096" text:style-name="Index_20_Link" text:visited-style-name="Index_20_Link">Minimum requirements for using LibreOffice<text:tab/>4</text:a>
            </text:p>
            <text:p text:style-name="P28">
              <text:a xlink:type="simple" xlink:href="#__RefHeading___Toc7833_133652940" text:style-name="Index_20_Link" text:visited-style-name="Index_20_Link">How to get LibreOffice<text:tab/>4</text:a>
            </text:p>
            <text:p text:style-name="P28">
              <text:a xlink:type="simple" xlink:href="#__RefHeading___Toc7835_133652940" text:style-name="Index_20_Link" text:visited-style-name="Index_20_Link">Installing LibreOffice<text:tab/>4</text:a>
            </text:p>
            <text:p text:style-name="P28">
              <text:a xlink:type="simple" xlink:href="#__RefHeading___Toc6767_3904770687" text:style-name="Index_20_Link" text:visited-style-name="Index_20_Link">Setting up and customizing LibreOffice<text:tab/>4</text:a>
            </text:p>
            <text:p text:style-name="P28">
              <text:a xlink:type="simple" xlink:href="#__RefHeading__3640_1802778174" text:style-name="Index_20_Link" text:visited-style-name="Index_20_Link">Extensions and add-ons<text:tab/>5</text:a>
            </text:p>
            <text:p text:style-name="P28">
              <text:a xlink:type="simple" xlink:href="#__RefHeading___Toc7837_133652940" text:style-name="Index_20_Link" text:visited-style-name="Index_20_Link">Where to get more help<text:tab/>5</text:a>
            </text:p>
            <text:p text:style-name="P29">
              <text:a xlink:type="simple" xlink:href="#__RefHeading__22027_697337876" text:style-name="Index_20_Link" text:visited-style-name="Index_20_Link">Help system<text:tab/>5</text:a>
            </text:p>
            <text:p text:style-name="P29">
              <text:a xlink:type="simple" xlink:href="#__RefHeading___Toc7839_133652940" text:style-name="Index_20_Link" text:visited-style-name="Index_20_Link">Other free online support<text:tab/>6</text:a>
            </text:p>
            <text:p text:style-name="P29">
              <text:a xlink:type="simple" xlink:href="#__RefHeading___Toc7835_3166819843" text:style-name="Index_20_Link" text:visited-style-name="Index_20_Link">Paid support and training<text:tab/>6</text:a>
            </text:p>
            <text:p text:style-name="P28">
              <text:a xlink:type="simple" xlink:href="#__RefHeading___Toc1107_1242887009" text:style-name="Index_20_Link" text:visited-style-name="Index_20_Link">What you see may be different<text:tab/>6</text:a>
            </text:p>
            <text:p text:style-name="P29">
              <text:a xlink:type="simple" xlink:href="#__RefHeading__11257_2075352164" text:style-name="Index_20_Link" text:visited-style-name="Index_20_Link">Illustrations<text:tab/>6</text:a>
            </text:p>
            <text:p text:style-name="P29">
              <text:a xlink:type="simple" xlink:href="#__RefHeading__7596_641027044" text:style-name="Index_20_Link" text:visited-style-name="Index_20_Link">Icons<text:tab/>7</text:a>
            </text:p>
            <text:p text:style-name="P28">
              <text:a xlink:type="simple" xlink:href="#__RefHeading__11174_1241987491" text:style-name="Index_20_Link" text:visited-style-name="Index_20_Link">Using LibreOffice on macOS<text:tab/>7</text:a>
            </text:p>
            <text:p text:style-name="P28">
              <text:a xlink:type="simple" xlink:href="#__RefHeading__11261_2075352164" text:style-name="Index_20_Link" text:visited-style-name="Index_20_Link">Frequently asked questions<text:tab/>7</text:a>
            </text:p>
          </text:index-body>
        </text:table-of-content>
        <text:p text:style-name="Text_20_body"/>
        <text:p text:style-name="Text_20_body"/>
        <text:p text:style-name="Text_20_body"/>
      </text:section>
      <text:p text:style-name="P14"/>
      <text:h text:style-name="P36" text:outline-level="1"><text:bookmark-start text:name="__RefHeading___Toc1331_4256543436"/>Who is this book for?<text:bookmark-end text:name="__RefHeading___Toc1331_4256543436"/></text:h>
      <text:p text:style-name="Text_20_body">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Text_20_body">Anyone who wants to get up to speed quickly with Writer will find this book valuable. You may be new to word processing software, or you may be familiar with another office suite.</text:p>
      <text:h text:style-name="Heading_20_1" text:outline-level="1"><text:bookmark-start text:name="__RefHeading___Toc1771_4135320096"/>What’s in this book?<text:bookmark-end text:name="__RefHeading___Toc1771_4135320096"/></text:h>
      <text:p text:style-name="P17">This book introduces the main features of Writer, the word processor component of LibreOffice, and provides instructions for their use.</text:p>
      <text:h text:style-name="P31" text:outline-level="1"><text:bookmark-start text:name="__RefHeading___Toc1773_4135320096"/>Minimum requirements for using LibreOffice<text:bookmark-end text:name="__RefHeading___Toc1773_4135320096"/></text:h>
      <text:p text:style-name="P15">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requently asked questions</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52.708639269</meta:creation-date>
    <meta:editing-duration>P0D</meta:editing-duration>
    <meta:editing-cycles>1</meta:editing-cycles>
    <meta:generator>LibreOffice/7.1.2.2$Linux_X86_64 LibreOffice_project/8a45595d069ef5570103caea1b71cc9d82b2aae4</meta:generator>
    <dc:title>Preface</dc:title>
    <meta:document-statistic meta:table-count="4" meta:image-count="1" meta:object-count="0" meta:page-count="8" meta:paragraph-count="146" meta:word-count="2060" meta:character-count="13555" meta:non-whitespace-character-count="11648"/>
    <meta:user-defined meta:name="Guide Name">Writer Guide</meta:user-defined>
    <meta:user-defined meta:name="LibreOffice Version">7.1</meta:user-defined>
    <meta:template xlink:type="simple" xlink:actuate="onRequest" xlink:title="LibreOffice_7.x_Template" xlink:href="../../../../Templates/TDF%20Documentation%20Team/LibreOffice_7.x_Template.ott" meta:date="2020-10-22T17:01:51.784043816"/>
  </office:meta>
</office:document-meta>
</file>